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end" style:justify-single-word="false"/>
      <style:text-properties fo:font-size="24pt" style:font-size-asian="24pt" style:font-size-complex="24pt"/>
    </style:style>
    <style:style style:name="P3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4" style:family="paragraph" style:parent-style-name="Standard">
      <style:text-properties fo:font-size="16pt" style:text-underline-style="none" style:font-size-asian="16pt" style:font-size-complex="16pt"/>
    </style:style>
    <style:style style:name="P5" style:family="paragraph" style:parent-style-name="Standard">
      <style:text-properties fo:font-size="16pt" style:text-underline-style="none" style:font-size-asian="16pt" style:font-size-complex="16pt"/>
    </style:style>
    <style:style style:name="P6" style:family="paragraph" style:parent-style-name="Standard" style:list-style-name="L1">
      <style:text-properties fo:font-size="16pt" style:text-underline-style="none" style:font-size-asian="16pt" style:font-size-complex="16pt"/>
    </style:style>
    <style:style style:name="P7" style:family="paragraph" style:parent-style-name="Standard" style:list-style-name="L2">
      <style:text-properties fo:font-size="16pt" style:text-underline-style="none" style:font-size-asian="16pt" style:font-size-complex="16pt"/>
    </style:style>
    <style:style style:name="P8" style:family="paragraph" style:parent-style-name="Standard" style:list-style-name="L3">
      <style:text-properties fo:font-size="16pt" style:text-underline-style="none" style:font-size-asian="16pt" style:font-size-complex="16pt"/>
    </style:style>
    <style:style style:name="P9" style:family="paragraph" style:parent-style-name="Standard" style:list-style-name="L4">
      <style:text-properties fo:font-size="16pt" style:text-underline-style="none" style:font-size-asian="16pt" style:font-size-complex="16pt"/>
    </style:style>
    <style:style style:name="P10" style:family="paragraph" style:parent-style-name="Standard" style:list-style-name="L5">
      <style:text-properties fo:font-size="16pt" style:text-underline-style="none" style:font-size-asian="16pt" style:font-size-complex="16pt"/>
    </style:style>
    <style:style style:name="P11" style:family="paragraph" style:parent-style-name="Standard" style:list-style-name="L6">
      <style:text-properties fo:font-size="16pt" style:text-underline-style="none" style:font-size-asian="16pt" style:font-size-complex="16pt"/>
    </style:style>
    <style:style style:name="P12" style:family="paragraph" style:parent-style-name="Standard" style:list-style-name="L7">
      <style:text-properties fo:font-size="16pt" style:text-underline-style="none" style:font-size-asian="16pt" style:font-size-complex="16pt"/>
    </style:style>
    <style:style style:name="P13" style:family="paragraph" style:parent-style-name="Standard" style:list-style-name="L4">
      <style:text-properties fo:font-size="16pt" style:text-underline-style="solid" style:text-underline-width="auto" style:text-underline-color="font-color" style:font-size-asian="16pt" style:font-size-complex="16pt"/>
    </style:style>
    <style:style style:name="P14" style:family="paragraph" style:parent-style-name="Standard">
      <style:text-properties fo:font-size="20pt" style:text-underline-style="none" style:font-size-asian="20pt" style:font-size-complex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roheartGMBH</text:p>
      <text:p text:style-name="P1">BUBBLEZ</text:p>
      <text:p text:style-name="P3">Lastenheft</text:p>
      <text:p text:style-name="P4"/>
      <text:p text:style-name="P14"><text:span text:style-name="T1">Auftraggeber:</text:span><text:tab/> Nicolai Emig</text:p>
      <text:p text:style-name="P14"/>
      <text:p text:style-name="P14"><text:span text:style-name="T1">Auftragnehmer:</text:span><text:tab/> Microheart GMBH</text:p>
      <text:p text:style-name="P14"><text:tab/><text:tab/><text:tab/><text:tab/> Claus Lucca Clausen &amp; Thomas Kluge</text:p>
      <text:p text:style-name="P14"/>
      <text:list xml:id="list3684398306481926213" text:style-name="L1">
        <text:list-item>
          <text:list>
            <text:list-header>
              <text:p text:style-name="P6">1. Ziel:</text:p>
            </text:list-header>
          </text:list>
        </text:list-item>
      </text:list>
      <text:list xml:id="list7082148507361616575" text:style-name="L2">
        <text:list-item>
          <text:list>
            <text:list-item>
              <text:p text:style-name="P7">Kurzes, einfaches Spiel für nebenbei zur Bespaßung der Spieler</text:p>
            </text:list-item>
          </text:list>
        </text:list-item>
      </text:list>
      <text:list xml:id="list3871262151003289907" text:style-name="L3">
        <text:list-item>
          <text:list>
            <text:list-item>
              <text:p text:style-name="P8">Bubbleshooter (Kugeln werden auf andere geschossen; wenn sich 3 Kugeln gleicher Farbe treffen verschwinden sie)</text:p>
            </text:list-item>
          </text:list>
        </text:list-item>
      </text:list>
      <text:list xml:id="list6773290755237943640" text:style-name="L4">
        <text:list-item>
          <text:list>
            <text:list-header>
              <text:p text:style-name="P9"/>
              <text:p text:style-name="P9">2. Produktionseinsatz:</text:p>
            </text:list-header>
          </text:list>
        </text:list-item>
      </text:list>
      <text:list xml:id="list8157106757401968024" text:style-name="L5">
        <text:list-item>
          <text:list>
            <text:list-item>
              <text:p text:style-name="P10">Spiel auf Java-Basis und mit Grafiken aus dem Internet</text:p>
            </text:list-item>
          </text:list>
        </text:list-item>
      </text:list>
      <text:list xml:id="list43270670" text:continue-list="list6773290755237943640" text:style-name="L4">
        <text:list-item>
          <text:list>
            <text:list-item>
              <text:list>
                <text:list-header>
                  <text:p text:style-name="P9"/>
                </text:list-header>
              </text:list>
            </text:list-item>
          </text:list>
        </text:list-item>
      </text:list>
      <text:p text:style-name="P4"><text:tab/> <text:s text:c="4"/>3. Produktfunktionen:</text:p>
      <text:list xml:id="list7559866121079959335" text:style-name="L6">
        <text:list-item>
          <text:list>
            <text:list-item>
              <text:p text:style-name="P11">Lenkbarer Schuss</text:p>
            </text:list-item>
            <text:list-item>
              <text:p text:style-name="P11">Kugelgitter, in das die Kugeln sich einreihen</text:p>
            </text:list-item>
            <text:list-item>
              <text:p text:style-name="P11">Gameover/ Sieg</text:p>
            </text:list-item>
            <text:list-item>
              <text:p text:style-name="P11">Score</text:p>
            </text:list-item>
            <text:list-item>
              <text:p text:style-name="P11">Tutorial</text:p>
            </text:list-item>
            <text:list-item>
              <text:p text:style-name="P11">Nachkommen von Kugeln</text:p>
            </text:list-item>
            <text:list-item>
              <text:p text:style-name="P11">Neues Spiel nach einem Gameover</text:p>
            </text:list-item>
            <text:list-item>
              <text:p text:style-name="P11">Kugeln despawnen, wenn drei Kugeln aufeinander treffen</text:p>
            </text:list-item>
            <text:list-item>
              <text:p text:style-name="P11">Kugeln ohne Verbindung zum Boden/ anderen Kugeln zählen als getroffen</text:p>
            </text:list-item>
          </text:list>
        </text:list-item>
      </text:list>
      <text:p text:style-name="P4"/>
      <text:p text:style-name="P4"/>
      <text:list xml:id="list3143293283941993118" text:style-name="L7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list xml:id="list43270524" text:continue-list="list43270670" text:style-name="L4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aus </meta:initial-creator>
    <meta:creation-date>2017-06-29T22:19:40.37</meta:creation-date>
    <dc:date>2017-06-29T23:09:17.51</dc:date>
    <dc:creator>Claus </dc:creator>
    <meta:editing-duration>PT13M8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21" meta:word-count="104" meta:character-count="687"/>
  </office:meta>
</office:document-meta>
</file>